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monospace" svg:font-family="monospace"/>
    <style:font-face style:name="Noto Sans Devanagari1" svg:font-family="'Noto Sans Devanagari'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595cm" fo:margin-left="0.097cm" table:align="left"/>
    </style:style>
    <style:style style:name="Table1.A" style:family="table-column">
      <style:table-column-properties style:column-width="4.309cm"/>
    </style:style>
    <style:style style:name="Table1.B" style:family="table-column">
      <style:table-column-properties style:column-width="6.387cm"/>
    </style:style>
    <style:style style:name="Table1.C" style:family="table-column">
      <style:table-column-properties style:column-width="6.899cm"/>
    </style:style>
    <style:style style:name="Table1.A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paragraph-rsid="001f29ec"/>
    </style:style>
    <style:style style:name="P2" style:family="paragraph" style:parent-style-name="Standard">
      <style:text-properties officeooo:rsid="001ffd6f" officeooo:paragraph-rsid="001ffd6f"/>
    </style:style>
    <style:style style:name="P3" style:family="paragraph" style:parent-style-name="Standard">
      <style:paragraph-properties fo:text-align="justify" style:justify-single-word="false"/>
      <style:text-properties officeooo:rsid="0022ca5e" officeooo:paragraph-rsid="0022ca5e"/>
    </style:style>
    <style:style style:name="P4" style:family="paragraph" style:parent-style-name="Standard">
      <style:paragraph-properties fo:text-align="justify" style:justify-single-word="false"/>
      <style:text-properties fo:color="#000000" style:font-name="Liberation Serif1" officeooo:rsid="002ac444" officeooo:paragraph-rsid="002ac444" fo:background-color="#ffffff"/>
    </style:style>
    <style:style style:name="P5" style:family="paragraph" style:parent-style-name="Standard">
      <style:paragraph-properties fo:text-align="justify" style:justify-single-word="false"/>
      <style:text-properties officeooo:rsid="00252b4c" officeooo:paragraph-rsid="00252b4c"/>
    </style:style>
    <style:style style:name="P6" style:family="paragraph" style:parent-style-name="Standard">
      <style:paragraph-properties fo:text-align="justify" style:justify-single-word="false"/>
      <style:text-properties officeooo:rsid="0025fab0" officeooo:paragraph-rsid="0025fab0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1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1" officeooo:rsid="0025fab0" officeooo:paragraph-rsid="0025fab0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1" officeooo:rsid="0027bee1" officeooo:paragraph-rsid="0027bee1"/>
    </style:style>
    <style:style style:name="T1" style:family="text">
      <style:text-properties officeooo:rsid="00218662"/>
    </style:style>
    <style:style style:name="T2" style:family="text">
      <style:text-properties fo:color="#000000" fo:background-color="#ffffff" loext:char-shading-value="0"/>
    </style:style>
    <style:style style:name="T3" style:family="text">
      <style:text-properties fo:color="#000000" officeooo:rsid="0027bee1" fo:background-color="#ffffff" loext:char-shading-value="0"/>
    </style:style>
    <style:style style:name="T4" style:family="text">
      <style:text-properties fo:color="#000000" style:font-name="Liberation Serif1" fo:background-color="#ffffff" loext:char-shading-value="0"/>
    </style:style>
    <style:style style:name="T5" style:family="text">
      <style:text-properties fo:color="#000000" style:font-name="Liberation Serif1" officeooo:rsid="002ac444" fo:background-color="#ffffff" loext:char-shading-value="0"/>
    </style:style>
    <style:style style:name="T6" style:family="text">
      <style:text-properties officeooo:rsid="00252b4c"/>
    </style:style>
    <style:style style:name="T7" style:family="text">
      <style:text-properties fo:color="#ff0000" style:font-name="Liberation Serif1" fo:background-color="#ffffff" loext:char-shading-value="0"/>
    </style:style>
    <style:style style:name="T8" style:family="text">
      <style:text-properties officeooo:rsid="002ac444"/>
    </style:style>
    <style:style style:name="T9" style:family="text">
      <style:text-properties officeooo:rsid="002b708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stema Operacionais: Trabalho Extra <text:span text:style-name="T1">SysCall Tracer</text:span></text:p>
      <text:p text:style-name="P2">Alan Portela Bandeira</text:p>
      <text:p text:style-name="P2"><text:span text:style-name="T6">15</text:span>/<text:span text:style-name="T1">06</text:span>/2017</text:p>
      <text:p text:style-name="P1"/>
      <text:p text:style-name="P5"><text:span text:style-name="T4">A nova versão do projeto apresentada inclui uma simples inteface em linha de comando para auxílio do usuário. A aplicação compreende as seguintes funções:</text:span></text:p>
      <text:p text:style-name="P5"><text:span text:style-name="T4"/></text:p>
      <text:p text:style-name="P5"><text:span text:style-name="T4">1. </text:span><text:span text:style-name="T7">Import Syscall Log</text:span><text:span text:style-name="T4">: Importa o arquivo de logs gerados pelo strace</text:span></text:p>
      <text:p text:style-name="P5"><text:span text:style-name="T4">2. </text:span><text:span text:style-name="T7">Inport ".strace" File</text:span><text:span text:style-name="T4">: Importa os arquivos .strace fornecidos no link para teste. Estes arquivos contem algumas informações extras em relação aos gerados pelo strace no arquivo .log</text:span></text:p>
      <text:p text:style-name="P5"><text:span text:style-name="T4">3. </text:span><text:span text:style-name="T7">Consult DataBase</text:span><text:span text:style-name="T4">: Consulta o banco de dados (árvore ternária) pelo gram fornecido por linha de comando.</text:span></text:p>
      <text:p text:style-name="P5"><text:span text:style-name="T4">4. </text:span><text:span text:style-name="T7">Output N-Gram Data</text:span><text:span text:style-name="T4">: Gera um arquivo com todos os grams de tamanho N, sendo N fornecido por linha de comando.</text:span></text:p>
      <text:p text:style-name="P5"><text:span text:style-name="T4">5. </text:span><text:span text:style-name="T7">Calculate N-Gram Score</text:span><text:span text:style-name="T4">: Calcula o score de um arquivo que contem todos os grams no arquivo .gram com os grams presentes np banco de dados.</text:span></text:p>
      <text:p text:style-name="P5"><text:span text:style-name="T4">6. </text:span><text:span text:style-name="T7">Clear Data</text:span><text:span text:style-name="T4">: Limpa o banco de dados.</text:span></text:p>
      <text:p text:style-name="P5"><text:span text:style-name="T4">7. </text:span><text:span text:style-name="T7">Exit</text:span><text:span text:style-name="T4">: Encerra o programa.</text:span></text:p>
      <text:p text:style-name="P5"><text:span text:style-name="T4"/></text:p>
      <text:p text:style-name="P6"><text:span text:style-name="T4">Para os testes realiza-se o seguinte procedimento:</text:span></text:p>
      <text:p text:style-name="P6"><text:span text:style-name="T4">1 – Importar o arquivo de teste (possivelmente infectado).</text:span></text:p>
      <text:p text:style-name="P6"><text:span text:style-name="T4">2 – Grar o arquivo .gram do arquivo de teste.</text:span></text:p>
      <text:p text:style-name="P6"><text:span text:style-name="T4">3 – Limpar o banco de dados.</text:span></text:p>
      <text:p text:style-name="P6"><text:span text:style-name="T4">4 – Importar o arquivo base (saudável)</text:span></text:p>
      <text:p text:style-name="P6"><text:span text:style-name="T4">5 – Calcular o grau de similaridade entre o arquivo .gram e os dados no baco.</text:span></text:p>
      <text:p text:style-name="P6"><text:span text:style-name="T4"/></text:p>
      <text:p text:style-name="P6"><text:span text:style-name="T4">Os testes fora realizados utlizando os arquivos do link: </text:span><text:a xlink:type="simple" xlink:href="http://www.kayacik.ca/datasets/syscalls/" text:style-name="Internet_20_link" text:visited-style-name="Visited_20_Internet_20_Link">http://www.kayacik.ca/datasets/syscalls/</text:a></text:p>
      <text:p text:style-name="P6"><text:span text:style-name="T4">Foram utilizadas 5 instancias sadias e </text:span><text:span text:style-name="T5">2</text:span><text:span text:style-name="T4"> infectadas, para um gram de tamanho 10 </text:span><text:span text:style-name="T5">os resultados são apresentados na tabela a seguir:</text:span></text:p>
      <text:p text:style-name="P6"><text:span text:style-name="T4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9">Scores<text:span text:style-name="T8">(absoluto, percentual)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case6_attack</text:p>
          </table:table-cell>
          <table:table-cell table:style-name="Table1.A1" office:value-type="string">
            <text:p text:style-name="P8">case7_attack</text:p>
          </table:table-cell>
        </table:table-row>
        <table:table-row>
          <table:table-cell table:style-name="Table1.A2" office:value-type="string">
            <text:p text:style-name="P8">case1</text:p>
          </table:table-cell>
          <table:table-cell table:style-name="Table1.A2" office:value-type="string">
            <text:p text:style-name="P8"><text:span text:style-name="T2">(0.8996655518394648, 89%)</text:span></text:p>
          </table:table-cell>
          <table:table-cell table:style-name="Table1.A1" office:value-type="string">
            <text:p text:style-name="P7"><text:span text:style-name="T2">(0.8734693877551021, 87%)</text:span></text:p>
          </table:table-cell>
        </table:table-row>
        <table:table-row>
          <table:table-cell table:style-name="Table1.A2" office:value-type="string">
            <text:p text:style-name="P8">case2</text:p>
          </table:table-cell>
          <table:table-cell table:style-name="Table1.A2" office:value-type="string">
            <text:p text:style-name="P8"><text:span text:style-name="T2">(0.8996655518394648, 89%)</text:span></text:p>
          </table:table-cell>
          <table:table-cell table:style-name="Table1.A1" office:value-type="string">
            <text:p text:style-name="P7"><text:span text:style-name="T2">(0.8734693877551021, 8</text:span><text:span text:style-name="T3">7%)</text:span></text:p>
          </table:table-cell>
        </table:table-row>
        <table:table-row>
          <table:table-cell table:style-name="Table1.A2" office:value-type="string">
            <text:p text:style-name="P8">case3</text:p>
          </table:table-cell>
          <table:table-cell table:style-name="Table1.A2" office:value-type="string">
            <text:p text:style-name="P8"><text:span text:style-name="T2">(0.8996655518394648, 89%)</text:span></text:p>
          </table:table-cell>
          <table:table-cell table:style-name="Table1.A1" office:value-type="string">
            <text:p text:style-name="P7"><text:span text:style-name="T2">(0.8734693877551021, 87%)</text:span></text:p>
          </table:table-cell>
        </table:table-row>
        <table:table-row>
          <table:table-cell table:style-name="Table1.A2" office:value-type="string">
            <text:p text:style-name="P8">case4</text:p>
          </table:table-cell>
          <table:table-cell table:style-name="Table1.A2" office:value-type="string">
            <text:p text:style-name="P8"><text:span text:style-name="T2">(0.9565217391304348, 95%)</text:span></text:p>
          </table:table-cell>
          <table:table-cell table:style-name="Table1.A1" office:value-type="string">
            <text:p text:style-name="P7"><text:span text:style-name="T2">(0.9510204081632653, 95%)</text:span></text:p>
          </table:table-cell>
        </table:table-row>
        <table:table-row>
          <table:table-cell table:style-name="Table1.A2" office:value-type="string">
            <text:p text:style-name="P8">case5</text:p>
          </table:table-cell>
          <table:table-cell table:style-name="Table1.A2" office:value-type="string">
            <text:p text:style-name="P8"><text:span text:style-name="T2">(0.9264214046822743, 92%)</text:span></text:p>
          </table:table-cell>
          <table:table-cell table:style-name="Table1.A1" office:value-type="string">
            <text:p text:style-name="P7"><text:span text:style-name="T2">(0.9061224489795918, 90%)</text:span></text:p>
          </table:table-cell>
        </table:table-row>
      </table:table>
      <text:p text:style-name="P6"><text:span text:style-name="T4"/></text:p>
      <text:p text:style-name="P4">O método foi capaz de diferenciar arquivos infectados de arquivos saudáveis com um grau de diferença entre eles de no mínimo 87% para grams de tamanho 10 onde, a principal característica de infecção é a presença de chamadas de sistema que existem na versão infectada e não existem na versão sadia. O modelo aplicado pode também identificar <text:span text:style-name="T9">a ocorrência de grams composto por chamadas existentes mas que não correspodem a nenhum gram presente no modelo base.</text:span></text:p>
      <text:p text:style-name="P4"/>
      <text:p text:style-name="P3">Todo <text:span text:style-name="T9">o projeto </text:span>encontram-se na pasta <text:span text:style-name="T9">(arquivos de scrpit, arquivos para teste)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monospace" svg:font-family="monospace"/>
    <style:font-face style:name="Noto Sans Devanagari1" svg:font-family="'Noto Sans Devanagari'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20:43:29.219326665</meta:creation-date>
    <dc:date>2017-06-15T15:37:53.628661162</dc:date>
    <meta:editing-duration>PT19M21S</meta:editing-duration>
    <meta:editing-cycles>4</meta:editing-cycles>
    <meta:generator>LibreOffice/5.2.7.2$Linux_X86_64 LibreOffice_project/20m0$Build-2</meta:generator>
    <meta:document-statistic meta:table-count="1" meta:image-count="0" meta:object-count="0" meta:page-count="1" meta:paragraph-count="39" meta:word-count="351" meta:character-count="2298" meta:non-whitespace-character-count="1981"/>
  </office:meta>
</office:document-meta>
</file>